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e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T2" style:parent-style-name="Car.predefinitoparagrafo" style:family="text">
      <style:text-properties fo:font-weight="bold" style:font-weight-asian="bold"/>
    </style:style>
    <style:style style:name="P3" style:parent-style-name="Normale" style:family="paragraph">
      <style:text-properties fo:font-weight="bold" style:font-weight-asian="bold" fo:font-size="20pt" style:font-size-asian="20pt" style:font-size-complex="20pt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9" style:parent-style-name="Car.predefinitoparagrafo" style:family="text">
      <style:text-properties fo:font-weight="bold" style:font-weight-asian="bold"/>
    </style:style>
    <style:style style:name="T10" style:parent-style-name="Car.predefinitoparagrafo" style:family="text">
      <style:text-properties fo:font-weight="bold" style:font-weight-asian="bold"/>
    </style:style>
    <style:style style:name="T11" style:parent-style-name="Car.predefinitoparagrafo" style:family="text">
      <style:text-properties fo:font-weight="bold" style:font-weight-asian="bold"/>
    </style:style>
    <style:style style:name="P12" style:parent-style-name="Normale" style:family="paragraph">
      <style:text-properties fo:font-weight="bold" style:font-weight-asian="bold" fo:font-size="20pt" style:font-size-asian="20pt" style:font-size-complex="20pt"/>
    </style:style>
    <style:style style:name="T13" style:parent-style-name="Car.predefinitoparagrafo" style:family="text">
      <style:text-properties fo:font-weight="bold" style:font-weight-asian="bold"/>
    </style:style>
  </office:automatic-styles>
  <office:body>
    <office:text text:use-soft-page-breaks="true">
      <text:p text:style-name="P1">1 – Scambio due dipendenti che svolgono la stessa mansione rispettando il vincolo dei tre anni o quanto era</text:p>
      <text:p text:style-name="Normale">Occupazione<text:s/>– Lettura – Relazione – 200</text:p>
      <text:p text:style-name="Normale"/>
      <text:p text:style-name="Normale">Assegnazione Attuale –<text:s/>Lettura – Relazione – 2 * 1 - &gt; No in quanto pago troppo in questo modo</text:p>
      <text:p text:style-name="Normale">Assegnazione – Lettura – Relazione – n -&gt; 2 (1! La leggo tutta quanta solo una volta) * (2 * dipendente)</text:p>
      <text:p text:style-name="Normale"/>
      <text:p text:style-name="Normale">Assegnazione – Scrittura – Relazione – 2 * 1</text:p>
      <text:p text:style-name="Normale">Impiego – Scrittura – Entità – 2<text:s/>* 1</text:p>
      <text:p text:style-name="Normale">Impiego corrente – Scrittura – Entità – 2 * 1<text:s/></text:p>
      <text:p text:style-name="Normale">Impiego passato – Scrittura – Entità – 2 * 1</text:p>
      <text:p text:style-name="Normale">Assegnazione Attuale – Scrittura – Relazione – 2 *1<text:s/></text:p>
      <text:p text:style-name="Normale">D-I – Scrittura – Relazione – 2 * 1</text:p>
      <text:p text:style-name="Normale">[Dipendente – Scrittura – Entità – 2 * 1 (Modifico attributo<text:s/><text:span text:style-name="T2">Postazione</text:span><text:s/>con la nuova postazione Assegnata)]</text:p>
      <text:p text:style-name="P3">2 – Assegno dipendente ad una postazione libera</text:p>
      <text:p text:style-name="Normale">Dipendente – Lettura – Entità -</text:p>
      <text:p text:style-name="Normale">Occupazione – Lettura – Relazione – 200<text:s/></text:p>
      <text:p text:style-name="Normale">Mansione – Lettura – Entità – 10</text:p>
      <text:p text:style-name="Normale">Svolgimento – Lettura – Relazione – 15</text:p>
      <text:p text:style-name="Normale">Ufficio – Lettura – Entità<text:s/>– 15 (Leggo attributo<text:s/><text:span text:style-name="T4">PostazioneLibera</text:span>)</text:p>
      <text:p text:style-name="Normale">Composizione – Lettura – Relazione - 20</text:p>
      <text:p text:style-name="Normale">Postazione – Lettura – Entità – 20 (Leggo attributo<text:s/><text:span text:style-name="T5">Libera</text:span>)</text:p>
      <text:p text:style-name="Normale"/>
      <text:p text:style-name="Normale">Ufficio – Scrittura – Entità (Modifico attributo<text:s/><text:span text:style-name="T6">PostazioniLibera</text:span><text:s/>con<text:s/><text:span text:style-name="T7">PostazioniLibera-1</text:span>)</text:p>
      <text:p text:style-name="Normale">Postazione – Scrittura –<text:s/>Entità – 1 (Modifico attributo<text:s/><text:span text:style-name="T8">Libera</text:span><text:s/>con<text:s/><text:span text:style-name="T9">False</text:span>)</text:p>
      <text:p text:style-name="Normale">Assegnazione – Scrittura – Relazione – 1<text:s/></text:p>
      <text:p text:style-name="Normale">Impiego – Scrittura – Entità - 1</text:p>
      <text:soft-page-break/>
      <text:p text:style-name="Normale">Impiego corrente – Scrittura – Entità - 1</text:p>
      <text:p text:style-name="Normale">Impiego passato – Scrittura – Entità - 1</text:p>
      <text:p text:style-name="Normale">Assegnazione Attuale – Scrittura – Relazione - 1</text:p>
      <text:p text:style-name="Normale">D-I – Scrittura – Relazione – 1<text:s/></text:p>
      <text:p text:style-name="Normale">Dipendente – Scrittura – Entità – 1 (Attributo<text:s/><text:span text:style-name="T10">DaTrasferire</text:span><text:s/>impostato a<text:s/><text:span text:style-name="T11">Falso</text:span>)</text:p>
      <text:p text:style-name="P12">3 – Modifico mansione di un dipendente</text:p>
      <text:p text:style-name="Normale">Dipendente – Lettura – Entità -<text:s/></text:p>
      <text:p text:style-name="Normale">Occupazione – Lettura – Relazione – 200 (Trovo utente all’interno di Mansione-Dipendente)</text:p>
      <text:p text:style-name="Normale">Occupazione – Scrittura – Relazione – 1 (Rimuovo precedente mansione relativa all’utente)</text:p>
      <text:p text:style-name="Normale">Occupazione – Scrittura – Relazione – 1 (Scrivo nuova mansione relativa all’utente)</text:p>
      <text:p text:style-name="Normale">Dipendente – Scrittura – Entità – 1 (Modifico l’attributo DaTrasferire come<text:s/><text:span text:style-name="T13">Vero</text:span>)</text:p>
      <text:p text:style-name="Normale"/>
      <text:p text:style-name="Normale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ara</meta:initial-creator>
    <dc:creator>Lara</dc:creator>
    <meta:creation-date>2018-11-27T18:44:00Z</meta:creation-date>
    <dc:date>2018-11-27T22:42:00Z</dc:date>
    <meta:template xlink:href="Normal.dotm" xlink:type="simple"/>
    <meta:editing-cycles>2</meta:editing-cycles>
    <meta:editing-duration>PT3060S</meta:editing-duration>
    <meta:document-statistic meta:page-count="2" meta:paragraph-count="3" meta:word-count="296" meta:character-count="1983" meta:row-count="14" meta:non-whitespace-character-count="1690"/>
  </office:meta>
</office:document-meta>
</file>